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c58c1" officeooo:paragraph-rsid="00227547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officeooo:rsid="001c58c1" officeooo:paragraph-rsid="001c58c1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none" fo:font-weight="normal" officeooo:rsid="001c58c1" officeooo:paragraph-rsid="00227547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style="italic" fo:font-weight="bold" officeooo:rsid="001c58c1" officeooo:paragraph-rsid="00227547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style:font-name="Calibri1" fo:font-size="12pt" fo:font-weight="normal" officeooo:rsid="001c58c1" officeooo:paragraph-rsid="001c58c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alibri1" fo:font-size="12pt" fo:font-style="italic" fo:font-weight="normal" officeooo:rsid="001e4e41" officeooo:paragraph-rsid="001e4e41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font-name="Calibri1" fo:font-size="12pt" fo:font-style="italic" fo:font-weight="normal" officeooo:rsid="0020294a" officeooo:paragraph-rsid="002733b1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font-name="Calibri1" fo:font-size="12pt" fo:font-style="italic" style:text-underline-style="none" fo:font-weight="normal" officeooo:rsid="0020f0fe" officeooo:paragraph-rsid="0020f0fe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style:font-name="Calibri1" fo:font-size="12pt" fo:font-style="italic" style:text-underline-style="none" fo:font-weight="normal" officeooo:rsid="002138e4" officeooo:paragraph-rsid="002138e4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style:font-name="Calibri1" fo:font-size="12pt" fo:font-style="italic" style:text-underline-style="none" fo:font-weight="normal" officeooo:rsid="00243bef" officeooo:paragraph-rsid="00243bef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text-properties style:font-name="Calibri1" fo:font-size="12pt" fo:font-style="italic" officeooo:rsid="002482fa" officeooo:paragraph-rsid="002482fa" style:font-size-asian="12pt" style:font-style-asian="italic" style:font-size-complex="12pt" style:font-style-complex="italic"/>
    </style:style>
    <style:style style:name="P12" style:family="paragraph" style:parent-style-name="Standard" style:master-page-name="Standard">
      <style:paragraph-properties style:page-number="auto"/>
      <style:text-properties fo:font-size="18pt" style:text-underline-style="none" fo:font-weight="bold" style:font-size-asian="18pt" style:font-weight-asian="bold" style:font-size-complex="18pt"/>
    </style:style>
    <style:style style:name="P13" style:family="paragraph" style:parent-style-name="Standard">
      <style:text-properties fo:font-size="16pt" style:text-underline-style="none" fo:font-weight="bold" style:font-size-asian="16pt" style:font-weight-asian="bold" style:font-size-complex="16pt"/>
    </style:style>
    <style:style style:name="P14" style:family="paragraph" style:parent-style-name="Standard">
      <style:text-properties style:font-name="Calibri1" fo:font-size="16pt" fo:font-weight="bold" officeooo:rsid="001c58c1" officeooo:paragraph-rsid="001c58c1" style:font-size-asian="16pt" style:font-weight-asian="bold" style:font-size-complex="16pt"/>
    </style:style>
    <style:style style:name="P15" style:family="paragraph" style:parent-style-name="Standard">
      <style:text-properties style:font-name="Calibri1" fo:font-size="16pt" fo:font-style="normal" fo:font-weight="bold" officeooo:rsid="002a477a" officeooo:paragraph-rsid="002a477a" style:font-size-asian="16pt" style:font-style-asian="normal" style:font-weight-asian="bold" style:font-size-complex="16pt" style:font-style-complex="normal"/>
    </style:style>
    <style:style style:name="P16" style:family="paragraph" style:parent-style-name="Standard">
      <style:text-properties style:font-name="Calibri1" fo:font-size="16pt" fo:font-style="normal" fo:font-weight="bold" officeooo:rsid="002a74f1" officeooo:paragraph-rsid="002a74f1" style:font-size-asian="16pt" style:font-style-asian="normal" style:font-weight-asian="bold" style:font-size-complex="16pt" style:font-style-complex="normal"/>
    </style:style>
    <style:style style:name="P17" style:family="paragraph" style:parent-style-name="Standard">
      <style:text-properties style:font-name="Calibri1" fo:font-size="12pt" fo:font-style="normal" style:text-underline-style="none" fo:font-weight="bold" officeooo:rsid="001c58c1" officeooo:paragraph-rsid="001c58c1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font-name="Ubuntu" fo:font-size="12pt" fo:font-style="normal" fo:font-weight="normal" officeooo:rsid="0020294a" officeooo:paragraph-rsid="0020294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text-properties style:font-name="Calibri1" fo:font-size="12pt" fo:font-style="normal" officeooo:rsid="002482fa" officeooo:paragraph-rsid="002482fa" style:font-size-asian="12pt" style:font-style-asian="normal" style:font-size-complex="12pt" style:font-style-complex="normal"/>
    </style:style>
    <style:style style:name="P20" style:family="paragraph" style:parent-style-name="Text_20_body">
      <style:text-properties style:font-name="Liberation Sans" fo:font-size="12pt" fo:font-style="normal" officeooo:rsid="002482fa" officeooo:paragraph-rsid="002482fa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294a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0294a" style:font-style-asian="normal" style:font-style-complex="normal"/>
    </style:style>
    <style:style style:name="T6" style:family="text">
      <style:text-properties fo:font-style="normal" officeooo:rsid="0025da5f" style:font-style-asian="normal" style:font-style-complex="normal"/>
    </style:style>
    <style:style style:name="T7" style:family="text">
      <style:text-properties fo:font-style="normal" officeooo:rsid="00243bef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officeooo:rsid="0020294a"/>
    </style:style>
    <style:style style:name="T10" style:family="text">
      <style:text-properties officeooo:rsid="00227547"/>
    </style:style>
    <style:style style:name="T11" style:family="text">
      <style:text-properties officeooo:rsid="00243bef"/>
    </style:style>
    <style:style style:name="T12" style:family="text">
      <style:text-properties officeooo:rsid="002733b1"/>
    </style:style>
    <style:style style:name="T13" style:family="text">
      <style:text-properties officeooo:rsid="002814d1"/>
    </style:style>
    <style:style style:name="T14" style:family="text">
      <style:text-properties officeooo:rsid="002892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XD Toolkit Manual</text:p>
      <text:p text:style-name="P13"/>
      <text:p text:style-name="P4">Before you start <text:span text:style-name="T12">a new refinement</text:span>:</text:p>
      <text:p text:style-name="P1"><text:span text:style-name="T3">1)</text:span> In the folder that the SHELX structure solution was <text:span text:style-name="T13">carried out</text:span>, there should be a res and an hkl file.</text:p>
      <text:p text:style-name="P1"><text:span text:style-name="T3">2)</text:span> Copy the res file to your project folder, and rename it “shelx.ins”.</text:p>
      <text:p text:style-name="P1"><text:span text:style-name="T3">3)</text:span> Copy the hkl file to your project folder, and rename it “shelx.hkl”.</text:p>
      <text:p text:style-name="P3"><text:span text:style-name="T3">4)</text:span> Alternatively, 2 and 3 can be done in XD Toolkit by clicking “File – Load Starting Files from Struture Solution Folder”. This will prompt you to <text:span text:style-name="T14">first </text:span>select your structure solution folder, and <text:span text:style-name="T14">then</text:span>your new project folder.</text:p>
      <text:p text:style-name="P3"/>
      <text:p text:style-name="P14">Wizard</text:p>
      <text:p text:style-name="P5">The Wizard tab takes some user input, and then goes through an entire <text:span text:style-name="T10">standard</text:span> refinement strategy from start to finish.</text:p>
      <text:p text:style-name="P17">Guide</text:p>
      <text:p text:style-name="P6"><text:span text:style-name="T1">1)</text:span><text:span text:style-name="T8"> </text:span><text:span text:style-name="T4">Type a name for your compound (max. 8 characters) in the “</text:span>Compound ID<text:span text:style-name="T4">” box, and click initialize compound.</text:span></text:p>
      <text:p text:style-name="P6">NOTE: <text:span text:style-name="T4">If you have a large structure this may take a short while, but shouldn’t take longer than a minute. </text:span></text:p>
      <text:p text:style-name="P6"><text:span text:style-name="T1">2</text:span><text:span text:style-name="T2">)</text:span><text:span text:style-name="T9"> </text:span><text:span text:style-name="T5">Enter your desired sin(θ/λ) cutoffs.</text:span></text:p>
      <text:p text:style-name="P7"><text:span text:style-name="T1">3)</text:span> <text:span text:style-name="T4">If you have H atoms in your structure, go to the “</text:span>RESET BOND<text:span text:style-name="T4">” tab. Click “</text:span>Automatically add reset bond instructions<text:span text:style-name="T4">”.</text:span></text:p>
      <text:p text:style-name="P7"><text:span text:style-name="T4">If the program says it cannot add reset bond instructions for any H atoms, go to <text:s/></text:span><text:span text:style-name="T6"><text:s text:c="10"/></text:span><text:span text:style-name="T4">the “</text:span>Manually add reset bond instructions<text:span text:style-name="T4">” section, and input an appropriate bond <text:s text:c="2"/>length for these atoms.</text:span></text:p>
      <text:p text:style-name="P8">NOTE: <text:span text:style-name="T4">Clicking the “</text:span>Get other bond lengths<text:span text:style-name="T4">” button in the “</text:span>Manually add reset bond instructions<text:span text:style-name="T4">” section will take you to a paper with tables of standard bond lengths from neutron diffraction.</text:span></text:p>
      <text:p text:style-name="P9"><text:span text:style-name="T1">4) </text:span><text:span text:style-name="T4">Go to the “</text:span>CHEMCON<text:span text:style-name="T4">” tab. </text:span><text:span text:style-name="T7">Check the box that says “</text:span><text:span text:style-name="T11">Make atoms inputted below chemically equvialent</text:span><text:span text:style-name="T7">”. Now type atoms that are chemically equivalent into the input box below and click “</text:span><text:span text:style-name="T11">Add CHEMCON</text:span><text:span text:style-name="T7">”. Do this for all groups of atoms that are chemically equivalent.</text:span></text:p>
      <text:p text:style-name="P10">NOTE: <text:span text:style-name="T4">You can use any of the other CHEMCON options but they are only appropriate in certain situations so always look at your structure before using them.</text:span></text:p>
      <text:p text:style-name="P11"><text:soft-page-break/><text:span text:style-name="T1">5)</text:span> <text:span text:style-name="T4">Choose if you want to introduce higher-order multipoles one by one, and if you want to try lowering local symmetry at the end of the refinement, with the relevant check boxes in the wizard tab.</text:span></text:p>
      <text:p text:style-name="P19">Both of these options are recommended, but doing them both makes the refinement strategy twice as long, so you may not wish to use one/both of them for larger structures.</text:p>
      <text:p text:style-name="P11"><text:span text:style-name="T1">6)</text:span> <text:span text:style-name="T4">Click “</text:span>Test<text:span text:style-name="T4">”. If everything is fine then you will get the message “</text:span>Ready to run XD Wizard<text:span text:style-name="T4">” folllowed by an estimated running time. Otherwise you will get instructions telling you what else you need to do.</text:span></text:p>
      <text:p text:style-name="P11"><text:span text:style-name="T1">7)</text:span> <text:span text:style-name="T4">Click “R</text:span>un XD Wizard<text:span text:style-name="T4">”.</text:span></text:p>
      <text:p text:style-name="P19"/>
      <text:p text:style-name="P15">Manual Refinement</text:p>
      <text:p text:style-name="P16">RESET BOND</text:p>
      <text:p text:style-name="P16">CHEMCON</text:p>
      <text:p text:style-name="P16">Results</text:p>
      <text:p text:style-name="P16">Tools</text:p>
      <text:p text:style-name="P16">Backup</text:p>
      <text:p text:style-name="P16">XD Programs</text:p>
      <text:p text:style-name="P20"/>
      <text:p text:style-name="P1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</meta:initial-creator>
    <meta:editing-cycles>19</meta:editing-cycles>
    <meta:creation-date>2017-02-17T14:19:00</meta:creation-date>
    <dc:date>2017-03-25T22:41:18.116852757</dc:date>
    <meta:editing-duration>PT56M35S</meta:editing-duration>
    <meta:generator>LibreOffice/5.1.6.2$Linux_X86_64 LibreOffice_project/10m0$Build-2</meta:generator>
    <meta:document-statistic meta:table-count="0" meta:image-count="0" meta:object-count="0" meta:page-count="2" meta:paragraph-count="28" meta:word-count="433" meta:character-count="2497" meta:non-whitespace-character-count="20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